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olumnFunctions.xml" manifest:media-type="text/xml"/>
  <manifest:file-entry manifest:full-path="Basic/Standard/Module1.xml" manifest:media-type="text/xml"/>
  <manifest:file-entry manifest:full-path="Basic/Standard/TableFunctions.xml" manifest:media-type="text/xml"/>
  <manifest:file-entry manifest:full-path="Basic/Standard/Excel.xml" manifest:media-type="text/xml"/>
  <manifest:file-entry manifest:full-path="Basic/Standard/SheetFunction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event-listeners>
      <script:event-listener script:language="ooo:script" script:event-name="office:modify-changed" xlink:href="vnd.sun.star.script:Standard.Module1.CalculateMortage?language=Basic&amp;location=document" xlink:type="simple"/>
    </office:event-listeners>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81cm"/>
    </style:style>
    <style:style style:name="co3" style:family="table-column">
      <style:table-column-properties fo:break-before="auto" style:column-width="2.478cm"/>
    </style:style>
    <style:style style:name="co4" style:family="table-column">
      <style:table-column-properties fo:break-before="auto" style:column-width="4.26cm"/>
    </style:style>
    <style:style style:name="co5" style:family="table-column">
      <style:table-column-properties fo:break-before="auto" style:column-width="5.574cm"/>
    </style:style>
    <style:style style:name="co6" style:family="table-column">
      <style:table-column-properties fo:break-before="auto" style:column-width="5.539cm"/>
    </style:style>
    <style:style style:name="co7" style:family="table-column">
      <style:table-column-properties fo:break-before="auto" style:column-width="4.203cm"/>
    </style:style>
    <style:style style:name="co8" style:family="table-column">
      <style:table-column-properties fo:break-before="auto" style:column-width="3.9cm"/>
    </style:style>
    <style:style style:name="co9" style:family="table-column">
      <style:table-column-properties fo:break-before="auto" style:column-width="3.882cm"/>
    </style:style>
    <style:style style:name="co10" style:family="table-column">
      <style:table-column-properties fo:break-before="auto" style:column-width="4.225cm"/>
    </style:style>
    <style:style style:name="co11" style:family="table-column">
      <style:table-column-properties fo:break-before="auto" style:column-width="4.505cm"/>
    </style:style>
    <style:style style:name="co12" style:family="table-column">
      <style:table-column-properties fo:break-before="auto" style:column-width="6.394cm"/>
    </style:style>
    <style:style style:name="co13" style:family="table-column">
      <style:table-column-properties fo:break-before="auto" style:column-width="1.73cm"/>
    </style:style>
    <style:style style:name="co14" style:family="table-column">
      <style:table-column-properties fo:break-before="auto" style:column-width="2.087cm"/>
    </style:style>
    <style:style style:name="co15" style:family="table-column">
      <style:table-column-properties fo:break-before="auto" style:column-width="3.404cm"/>
    </style:style>
    <style:style style:name="co16" style:family="table-column">
      <style:table-column-properties fo:break-before="auto" style:column-width="3.708cm"/>
    </style:style>
    <style:style style:name="co17" style:family="table-column">
      <style:table-column-properties fo:break-before="auto" style:column-width="3.037cm"/>
    </style:style>
    <style:style style:name="co18" style:family="table-column">
      <style:table-column-properties fo:break-before="auto" style:column-width="3.311cm"/>
    </style:style>
    <style:style style:name="co19" style:family="table-column">
      <style:table-column-properties fo:break-before="auto" style:column-width="3.618cm"/>
    </style:style>
    <style:style style:name="co20" style:family="table-column">
      <style:table-column-properties fo:break-before="auto" style:column-width="2.2cm"/>
    </style:style>
    <style:style style:name="co21" style:family="table-column">
      <style:table-column-properties fo:break-before="auto" style:column-width="4.359cm"/>
    </style:style>
    <style:style style:name="co22" style:family="table-column">
      <style:table-column-properties fo:break-before="auto" style:column-width="3.593cm"/>
    </style:style>
    <style:style style:name="ro1" style:family="table-row">
      <style:table-row-properties style:row-height="1.07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style:style style:name="ce31" style:family="table-cell" style:parent-style-name="Default">
      <style:table-cell-properties style:text-align-source="fix" style:repeat-content="false" style:vertical-align="middle"/>
      <style:paragraph-properties fo:text-align="start" fo:margin-left="0cm"/>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properties fo:font-weight="bold" style:font-weight-asian="bold" style:font-weight-complex="bold"/>
    </style:style>
    <style:style style:name="ce34" style:family="table-cell" style:parent-style-name="Default">
      <style:table-cell-properties fo:background-color="#cccccc"/>
    </style:style>
    <style:style style:name="ce35" style:family="table-cell" style:parent-style-name="Default" style:data-style-name="N4">
      <style:table-cell-properties fo:background-color="#cccccc" style:text-align-source="fix" style:repeat-content="false"/>
      <style:paragraph-properties fo:text-align="start" fo:margin-left="0cm"/>
    </style:style>
    <style:style style:name="ce36" style:family="table-cell" style:parent-style-name="Default">
      <style:table-cell-properties fo:background-color="#ff8000"/>
    </style:style>
    <style:style style:name="ce37" style:family="table-cell" style:parent-style-name="Default" style:data-style-name="N4">
      <style:table-cell-properties fo:background-color="#cccccc" style:text-align-source="fix" style:repeat-content="false"/>
      <style:paragraph-properties fo:text-align="start" fo:margin-left="0cm"/>
      <style:text-properties fo:font-weight="normal" style:font-weight-asian="normal" style:font-weight-complex="normal"/>
    </style:style>
    <style:style style:name="ce38" style:family="table-cell" style:parent-style-name="Default" style:data-style-name="N4">
      <style:table-cell-properties fo:background-color="#cccccc"/>
      <style:text-properties fo:font-weight="normal" style:font-weight-asian="normal" style:font-weight-complex="normal"/>
    </style:style>
    <style:style style:name="ce39" style:family="table-cell" style:parent-style-name="Default" style:data-style-name="N4">
      <style:table-cell-properties fo:background-color="#cccccc"/>
    </style:style>
    <style:style style:name="ce40" style:family="table-cell" style:parent-style-name="Default" style:data-style-name="N4">
      <style:table-cell-properties style:text-align-source="fix" style:repeat-content="false"/>
      <style:paragraph-properties fo:text-align="center" fo:margin-left="0cm"/>
    </style:style>
    <style:style style:name="ce41" style:family="table-cell" style:parent-style-name="Default" style:data-style-name="N10112">
      <style:table-cell-properties style:text-align-source="fix" style:repeat-content="false"/>
      <style:paragraph-properties fo:text-align="center" fo:margin-left="0cm"/>
    </style:style>
    <style:style style:name="ce12" style:family="table-cell" style:parent-style-name="Default" style:data-style-name="N10112">
      <style:table-cell-properties style:text-align-source="fix" style:repeat-content="false"/>
      <style:paragraph-properties fo:text-align="center" fo:margin-left="0cm"/>
      <style:text-properties style:text-underline-style="none"/>
    </style:style>
    <style:style style:name="ce18" style:family="table-cell" style:parent-style-name="Default" style:data-style-name="N11">
      <style:table-cell-properties style:text-align-source="fix" style:repeat-content="false" fo:background-color="transparent"/>
      <style:paragraph-properties fo:text-align="center" fo:margin-left="0cm"/>
      <style:text-properties style:text-underline-style="none"/>
    </style:style>
    <style:style style:name="ce43" style:family="table-cell" style:parent-style-name="Default" style:data-style-name="N0">
      <style:table-cell-properties style:text-align-source="fix" style:repeat-content="false"/>
      <style:paragraph-properties fo:text-align="center" fo:margin-left="0cm"/>
      <style:text-properties style:text-underline-style="none"/>
    </style:style>
    <style:style style:name="ce44" style:family="table-cell" style:parent-style-name="Default" style:data-style-name="N11">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style:paragraph-properties fo:text-align="center" fo:margin-left="0cm"/>
    </style:style>
    <style:style style:name="ce45" style:family="table-cell" style:parent-style-name="Default" style:data-style-name="N10112">
      <style:table-cell-properties style:text-align-source="fix" style:repeat-content="false" fo:background-color="transparent"/>
      <style:paragraph-properties fo:text-align="center" fo:margin-left="0cm"/>
    </style:style>
    <style:style style:name="ce46" style:family="table-cell" style:parent-style-name="Default" style:data-style-name="N112">
      <style:table-cell-properties style:text-align-source="fix" style:repeat-content="false"/>
      <style:paragraph-properties fo:text-align="center" fo:margin-left="0cm"/>
    </style:style>
    <style:style style:name="ce42" style:family="table-cell" style:parent-style-name="Default" style:data-style-name="N11">
      <style:table-cell-properties style:text-align-source="fix" style:repeat-content="false" fo:background-color="transparent"/>
      <style:paragraph-properties fo:text-align="center" fo:margin-left="0cm"/>
    </style:style>
    <style:style style:name="ce47" style:family="table-cell" style:parent-style-name="Default">
      <style:table-cell-properties style:text-align-source="fix" style:repeat-content="false" fo:background-color="transparent"/>
      <style:paragraph-properties fo:text-align="center" fo:margin-left="0cm"/>
      <style:text-properties style:text-underline-style="none"/>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data-style-name="N4">
      <style:table-cell-properties fo:background-color="#cccccc" style:text-align-source="fix" style:repeat-content="false"/>
      <style:paragraph-properties fo:text-align="center" fo:margin-left="0cm"/>
    </style:style>
    <style:style style:name="ce50" style:family="table-cell" style:parent-style-name="Default" style:data-style-name="N4">
      <style:table-cell-properties fo:background-color="#ff8000" style:text-align-source="fix" style:repeat-content="false"/>
      <style:paragraph-properties fo:text-align="center" fo:margin-left="0cm"/>
    </style:style>
    <style:style style:name="ce51" style:family="table-cell" style:parent-style-name="Default" style:data-style-name="N4">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2" style:family="table-cell" style:parent-style-name="Default" style:data-style-name="N10112">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3" style:family="table-cell" style:parent-style-name="Default" style:data-style-name="N10112">
      <style:table-cell-properties fo:background-color="#ff8000" style:text-align-source="fix" style:repeat-content="false"/>
      <style:paragraph-properties fo:text-align="center" fo:margin-left="0cm"/>
    </style:style>
    <style:style style:name="ce54" style:family="table-cell" style:parent-style-name="Default" style:data-style-name="N10112">
      <style:table-cell-properties fo:background-color="#cccccc" style:text-align-source="fix" style:repeat-content="false"/>
      <style:paragraph-properties fo:text-align="center" fo:margin-left="0cm"/>
    </style:style>
    <style:style style:name="ce55" style:family="table-cell" style:parent-style-name="Default" style:data-style-name="N11">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ext-properties style:text-underline-style="solid" style:text-underline-width="auto" style:text-underline-color="font-color"/>
    </style:style>
    <style:style style:name="ce57" style:family="table-cell" style:parent-style-name="Default" style:data-style-name="N10112"/>
    <style:style style:name="ce58" style:family="table-cell" style:parent-style-name="Default">
      <style:table-cell-properties style:text-align-source="fix" style:repeat-content="false"/>
      <style:paragraph-properties fo:text-align="center" fo:margin-left="0cm"/>
      <style:text-properties fo:color="#04c199" fo:font-weight="bold" style:font-weight-asian="bold" style:font-weight-complex="bold"/>
    </style:style>
    <style:style style:name="ce71" style:family="table-cell" style:parent-style-name="Default" style:data-style-name="N10112">
      <style:table-cell-properties style:text-align-source="fix" style:repeat-content="false"/>
      <style:paragraph-properties fo:text-align="center" fo:margin-left="0cm"/>
      <style:text-properties fo:color="#04c199" fo:font-weight="bold" style:font-weight-asian="bold" style:font-weight-complex="bold"/>
    </style:style>
    <style:style style:name="ce30" style:family="table-cell" style:parent-style-name="Default" style:data-style-name="N0">
      <style:table-cell-properties style:text-align-source="fix" style:repeat-content="false" style:vertical-align="middle"/>
      <style:paragraph-properties fo:text-align="center" fo:margin-left="0cm"/>
    </style:style>
    <style:style style:name="ce59" style:family="table-cell" style:parent-style-name="Default" style:data-style-name="N0">
      <style:table-cell-properties style:text-align-source="fix" style:repeat-content="false"/>
      <style:paragraph-properties fo:text-align="center" fo:margin-left="0cm"/>
      <style:text-properties fo:color="#04c199" fo:font-weight="bold" style:font-weight-asian="bold" style:font-weight-complex="bold"/>
    </style:style>
    <style:style style:name="ce60" style:family="table-cell" style:parent-style-name="Default" style:data-style-name="N0">
      <style:table-cell-properties style:text-align-source="fix" style:repeat-content="false"/>
      <style:paragraph-properties fo:text-align="center" fo:margin-left="0cm"/>
    </style:style>
    <style:style style:name="ce61" style:family="table-cell" style:parent-style-name="Default" style:data-style-name="N112">
      <style:table-cell-properties style:text-align-source="fix" style:repeat-content="false"/>
      <style:paragraph-properties fo:text-align="center" fo:margin-left="0cm"/>
      <style:text-properties fo:color="#04c199" fo:font-weight="bold" style:font-weight-asian="bold" style:font-weight-complex="bold"/>
    </style:style>
    <style:style style:name="ce68" style:family="table-cell" style:parent-style-name="Default" style:data-style-name="N112">
      <style:table-cell-properties style:text-align-source="fix" style:repeat-content="false"/>
      <style:paragraph-properties fo:text-align="center" fo:margin-left="0cm"/>
      <style:text-properties style:text-underline-style="none"/>
    </style:style>
    <style:style style:name="ce77" style:family="table-cell" style:parent-style-name="Default">
      <style:table-cell-properties style:text-align-source="fix" style:repeat-content="false" style:vertical-align="middle"/>
      <style:paragraph-properties fo:text-align="center" fo:margin-left="0cm"/>
    </style:style>
    <style:style style:name="ce70" style:family="table-cell" style:parent-style-name="Default">
      <style:table-cell-properties style:text-align-source="fix" style:repeat-content="false" fo:wrap-option="wrap"/>
      <style:paragraph-properties fo:text-align="center" fo:margin-left="0cm"/>
    </style:style>
    <style:style style:name="ce72" style:family="table-cell" style:parent-style-name="Default">
      <style:table-cell-properties style:text-align-source="fix" style:repeat-content="false" fo:wrap-option="wrap" style:vertical-align="middle"/>
      <style:paragraph-properties fo:text-align="center" fo:margin-left="0cm"/>
    </style:style>
    <style:style style:name="ce73" style:family="table-cell" style:parent-style-name="Default">
      <style:table-cell-properties style:text-align-source="fix" style:repeat-content="false" fo:wrap-option="wrap" style:vertical-align="automatic"/>
      <style:paragraph-properties fo:text-align="center" fo:margin-left="0cm"/>
    </style:style>
    <style:style style:name="gr1" style:family="graphic" style:parent-style-name="Note">
      <style:graphic-properties fo:min-height="2.371cm" loext:decorative="false"/>
      <style:paragraph-properties style:writing-mode="lr-tb"/>
    </style:style>
    <style:style style:name="gr2" style:family="graphic" style:parent-style-name="Note">
      <style:graphic-properties fo:min-height="1.599cm" loext:decorative="false"/>
      <style:paragraph-properties style:writing-mode="lr-tb"/>
    </style:style>
    <style:style style:name="gr3" style:family="graphic" style:parent-style-name="Note">
      <style:graphic-properties fo:min-height="6.321cm" loext:decorative="false"/>
      <style:paragraph-properties style:writing-mode="lr-tb"/>
    </style:style>
    <style:style style:name="gr4" style:family="graphic" style:parent-style-name="Note">
      <style:graphic-properties fo:min-height="5.136cm" loext:decorative="false"/>
      <style:paragraph-properties style:writing-mode="lr-tb"/>
    </style:style>
    <style:style style:name="gr5" style:family="graphic" style:parent-style-name="Note">
      <style:graphic-properties fo:min-height="5.926cm" loext:decorative="false"/>
      <style:paragraph-properties style:writing-mode="lr-tb"/>
    </style:style>
    <style:style style:name="gr6" style:family="graphic" style:parent-style-name="Note">
      <style:graphic-properties fo:min-height="10.666cm" loext:decorative="false"/>
      <style:paragraph-properties style:writing-mode="lr-tb"/>
    </style:style>
    <style:style style:name="gr7" style:family="graphic" style:parent-style-name="Note">
      <style:graphic-properties fo:min-height="5.531cm" loext:decorative="false"/>
      <style:paragraph-properties style:writing-mode="lr-tb"/>
    </style:style>
    <style:style style:name="gr8" style:family="graphic" style:parent-style-name="Note">
      <style:graphic-properties fo:min-height="16.986cm" loext:decorative="false"/>
      <style:paragraph-properties style:writing-mode="lr-tb"/>
    </style:style>
    <style:style style:name="gr9" style:family="graphic" style:parent-style-name="Note">
      <style:graphic-properties fo:min-height="1.976cm" loext:decorative="false"/>
      <style:paragraph-properties style:writing-mode="lr-tb"/>
    </style:style>
    <style:style style:name="gr10" style:family="graphic" style:parent-style-name="Note">
      <style:graphic-properties fo:min-height="12.246cm" loext:decorative="false"/>
      <style:paragraph-properties style:writing-mode="lr-tb"/>
    </style:style>
    <style:style style:name="gr11" style:family="graphic" style:parent-style-name="Note">
      <style:graphic-properties fo:min-height="9.481cm" loext:decorative="false"/>
      <style:paragraph-properties style:writing-mode="lr-tb"/>
    </style:style>
    <style:style style:name="gr12" style:family="graphic" style:parent-style-name="Note">
      <style:graphic-properties fo:min-height="13.826cm" loext:decorative="false"/>
      <style:paragraph-properties style:writing-mode="lr-tb"/>
    </style:style>
    <style:style style:name="gr13" style:family="graphic" style:parent-style-name="Note">
      <style:graphic-properties fo:min-height="4.741cm" loext:decorative="false"/>
      <style:paragraph-properties style:writing-mode="lr-tb"/>
    </style:style>
  </office:automatic-styles>
  <office:body>
    <office:spreadsheet>
      <table:calculation-settings table:automatic-find-labels="false" table:use-regular-expressions="false" table:use-wildcards="true"/>
      <table:table table:name="Calculadora hipoteca" table:style-name="ta1">
        <table:table-column table:style-name="co1" table:default-cell-style-name="Default"/>
        <table:table-column table:style-name="co2" table:default-cell-style-name="Default"/>
        <table:table-column table:style-name="co1" table:default-cell-style-name="ce40"/>
        <table:table-column table:style-name="co1" table:number-columns-repeated="2" table:default-cell-style-name="Default"/>
        <table:table-column table:style-name="co3" table:default-cell-style-name="ce57"/>
        <table:table-column table:style-name="co1" table:default-cell-style-name="ce57"/>
        <table:table-column table:style-name="co4" table:default-cell-style-name="ce57"/>
        <table:table-column table:style-name="co5" table:default-cell-style-name="ce57"/>
        <table:table-column table:style-name="co6" table:default-cell-style-name="ce57"/>
        <table:table-column table:style-name="co7" table:default-cell-style-name="Default"/>
        <table:table-row table:style-name="ro1">
          <table:table-cell/>
          <table:table-cell table:style-name="ce31" office:value-type="string" calcext:value-type="string">
            <text:p>RELLENAR CUADROS EN BLANCO EN LA COLUMNA IZQUIERDA. LUEGO GUARDAR DOCUMENTO PARA CALCULAR.</text:p>
          </table:table-cell>
          <table:table-cell table:number-columns-repeated="9"/>
        </table:table-row>
        <table:table-row table:style-name="ro2">
          <table:table-cell/>
          <table:table-cell table:style-name="ce32" office:value-type="string" calcext:value-type="string">
            <text:p>PRECIO DE LA VIVIENDA (SIN IVA)</text:p>
          </table:table-cell>
          <table:table-cell table:style-name="ce41" office:value-type="currency" office:currency="EUR" office:value="0" calcext:value-type="currency">
            <text:p>0,00 €</text:p>
          </table:table-cell>
          <table:table-cell/>
          <table:table-cell table:style-name="ce58" office:value-type="string" calcext:value-type="string">
            <text:p>CUOTA N.º</text:p>
          </table:table-cell>
          <table:table-cell table:style-name="ce71" office:value-type="string" calcext:value-type="string">
            <text:p>CUOTA</text:p>
          </table:table-cell>
          <table:table-cell table:style-name="ce71" office:value-type="string" calcext:value-type="string">
            <text:p>INTERÉS</text:p>
          </table:table-cell>
          <table:table-cell table:style-name="ce71" office:value-type="string" calcext:value-type="string">
            <text:p>CAPITAL AMORTIZADO</text:p>
          </table:table-cell>
          <table:table-cell table:style-name="ce71" office:value-type="string" calcext:value-type="string">
            <text:p>AMORTIZACIÓN ACUMULADA</text:p>
          </table:table-cell>
          <table:table-cell table:style-name="ce71" office:value-type="string" calcext:value-type="string">
            <text:p>CAPITAL PENDIENTE</text:p>
          </table:table-cell>
          <table:table-cell/>
        </table:table-row>
        <table:table-row table:style-name="ro2">
          <table:table-cell/>
          <table:table-cell table:style-name="ce32" office:value-type="string" calcext:value-type="string">
            <text:p>HIPOTECA</text:p>
          </table:table-cell>
          <table:table-cell table:style-name="ce12" office:value-type="currency" office:currency="EUR" office:value="0" calcext:value-type="currency">
            <text:p>0,00 €</text:p>
          </table:table-cell>
          <table:table-cell/>
          <table:table-cell office:value-type="float" office:value="1" calcext:value-type="float">
            <text:p>1</text:p>
          </table:table-cell>
          <table:table-cell table:number-columns-repeated="5" office:value-type="currency" office:currency="EUR" office:value="0" calcext:value-type="currency">
            <text:p>0,00 €</text:p>
          </table:table-cell>
          <table:table-cell/>
        </table:table-row>
        <table:table-row table:style-name="ro2">
          <table:table-cell/>
          <table:table-cell table:style-name="ce32" office:value-type="string" calcext:value-type="string">
            <text:p>SUELDO BRUTO</text:p>
          </table:table-cell>
          <table:table-cell table:style-name="ce41"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1" svg:width="2.899cm" svg:height="2.571cm" svg:x="11.339cm" svg:y="0.931cm" draw:caption-point-x="-0.61cm" draw:caption-point-y="1.51cm">
              <dc:creator>Autoría desconocida</dc:creator>
              <dc:date>2024-10-14T00:00:00</dc:date>
              <text:p>Incremento del sueldo anual debido al incremento del coste de la vida. En %, promedio</text:p>
            </office:annotation>
            <text:p>INCREMENTO SUELDO ANUAL</text:p>
          </table:table-cell>
          <table:table-cell table:style-name="ce18"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1.382cm" draw:caption-point-x="-0.61cm" draw:caption-point-y="1.51cm">
              <dc:creator>Autoría desconocida</dc:creator>
              <dc:date>2024-10-15T00:00:00</dc:date>
              <text:p>Máximo 30</text:p>
            </office:annotation>
            <text:p>AÑOS HIPOTECA</text:p>
          </table:table-cell>
          <table:table-cell table:style-name="ce43" office:value-type="float" office:value="20" calcext:value-type="float">
            <text:p>20</text:p>
          </table:table-cell>
          <table:table-cell table:number-columns-repeated="8"/>
        </table:table-row>
        <table:table-row table:style-name="ro2">
          <table:table-cell/>
          <table:table-cell table:style-name="ce32" office:value-type="string" calcext:value-type="string">
            <text:p>INTERÉS TIN</text:p>
          </table:table-cell>
          <table:table-cell table:style-name="ce44" office:value-type="percentage" office:value="0.01" calcext:value-type="percentage">
            <text:p>1,00 %</text:p>
          </table:table-cell>
          <table:table-cell table:style-name="ce56"/>
          <table:table-cell table:number-columns-repeated="7"/>
        </table:table-row>
        <table:table-row table:style-name="ro2">
          <table:table-cell/>
          <table:table-cell table:style-name="ce32" office:value-type="string" calcext:value-type="string">
            <office:annotation draw:style-name="gr3" svg:width="2.899cm" svg:height="6.521cm" svg:x="11.339cm" svg:y="2.285cm" draw:caption-point-x="-0.61cm" draw:caption-point-y="1.51cm">
              <dc:creator>Autoría desconocida</dc:creator>
              <dc:date>2024-10-20T00:00:00</dc:date>
              <text:p>Ciertos bancos pueden establecer un periodo en el cual sólo pagas intereses, sin amortizar hipoteca. Habitualmente son 0 meses, pero hipotecas autopromotor, para construirte tu propia casa, suelen incorporarlos.</text:p>
            </office:annotation>
            <text:p>PERIODO DE CARENCIA (MESES)</text:p>
          </table:table-cell>
          <table:table-cell table:style-name="ce15" office:value-type="float" office:value="0" calcext:value-type="float">
            <text:p>0</text:p>
          </table:table-cell>
          <table:table-cell table:number-columns-repeated="8"/>
        </table:table-row>
        <table:table-row table:style-name="ro2">
          <table:table-cell/>
          <table:table-cell table:style-name="ce32" office:value-type="string" calcext:value-type="string">
            <office:annotation draw:style-name="gr4" svg:width="2.899cm" svg:height="5.336cm" svg:x="11.339cm" svg:y="2.737cm" draw:caption-point-x="-0.61cm" draw:caption-point-y="1.51cm">
              <dc:creator>Autoría desconocida</dc:creator>
              <dc:date>2024-10-14T00:00:00</dc:date>
              <text:p>Estos gastos NO se incluyen en la hipoteca, pues son gastos aparte (como IBI, teléfono, agua…). Incluye seguro de hogar, vida, autos… cualquiera que tengas vinculado al banco para reducir la cuota</text:p>
            </office:annotation>
            <text:p>COSTES SEGUROS MES</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5" svg:width="2.899cm" svg:height="6.126cm" svg:x="11.339cm" svg:y="3.188cm" draw:caption-point-x="-0.61cm" draw:caption-point-y="1.51cm">
              <dc:creator>Autoría desconocida</dc:creator>
              <dc:date>2024-10-14T00:00:00</dc:date>
              <text:p>Incluye:<text:line-break/>Agua<text:line-break/>Luz<text:line-break/>Gas<text:line-break/>Teléfono/Internet<text:line-break/>IBI</text:p>
              <text:p>Gimnasio</text:p>
              <text:p>Tarjeta transporte</text:p>
              <text:p>Gasolina</text:p>
              <text:p>Comida/Agua</text:p>
              <text:p>Restaurantes<text:line-break/>Seguros no adheridos al banco</text:p>
            </office:annotation>
            <text:p>GASTOS FIJOS CORRIENTES MES</text:p>
          </table:table-cell>
          <table:table-cell table:style-name="ce46"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6" svg:width="2.899cm" svg:height="10.866cm" svg:x="11.339cm" svg:y="3.64cm" draw:caption-point-x="-0.61cm" draw:caption-point-y="1.51cm">
              <dc:creator>Autoría desconocida</dc:creator>
              <dc:date>2024-10-15T00:00:00</dc:date>
              <text:p>IPC en promedio a lo largo de los años para aumentar los costes fijos como seguros o gastos corrientes. También suponemos que las cuotas de la seguridad social máximas aumentarán en proporción a este %. </text:p>
              <text:p/>
              <text:p>En cuánto al IRPF, no suponemos ningún cambio ni en tablas ni en excepciones.</text:p>
              <text:p/>
              <text:p>El objetivo del BCE es tener un valor del 2%.</text:p>
            </office:annotation>
            <text:p>INCREMENTO DE LA VIDA (IPC PROMEDIO)</text:p>
          </table:table-cell>
          <table:table-cell table:style-name="ce42"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7" svg:width="2.899cm" svg:height="5.731cm" svg:x="11.339cm" svg:y="4.092cm" draw:caption-point-x="-0.61cm" draw:caption-point-y="1.51cm">
              <dc:creator>Autoría desconocida</dc:creator>
              <dc:date>2024-10-14T00:00:00</dc:date>
              <text:p>Estos gastos NO se incluyen como parte de la hipoteca, pues es un pago inicial al banco. Sin embargo, se usan para la sección “APORTADO COMO PAGO INICIAL”. NO incluir TASACION</text:p>
            </office:annotation>
            <text:p>GASTOS APERTURA Y COMISIONES</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8" svg:width="2.899cm" svg:height="17.186cm" svg:x="11.339cm" svg:y="4.543cm" draw:caption-point-x="-0.61cm" draw:caption-point-y="1.51cm">
              <dc:creator>Autoría desconocida</dc:creator>
              <dc:date>2024-10-13T00:00:00</dc:date>
              <text:p>Inicialmente, el banco sólo aceptará tu hipoteca si en cada mensualidad dedicas &lt; 35% de tu sueldo neto mensual (algunos bancos pueden estimar hasta el 40%) y además el valor a hipotecar es hasta el 80% del valor de la casa (sin contar IVA y otros costes). Dada la limitación del 35-40% puede que al terminar el año hayas ahorrado un dinero extra. Si haces este pago estás “amortizando” la hipoteca antes de tiempo, reduciendo la cantidad de intereses a pagar. Esta casilla representa cuánto quieres aportar extra en pago único al año para terminar antes de tiempo tu hipoteca</text:p>
            </office:annotation>
            <text:p>AMORTIZACIÓN EXTRA ANUAL</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3" svg:width="2.899cm" svg:height="6.521cm" svg:x="11.339cm" svg:y="4.995cm" draw:caption-point-x="-0.61cm" draw:caption-point-y="1.51cm">
              <dc:creator>Autoría desconocida</dc:creator>
              <dc:date>2024-10-14T00:00:00</dc:date>
              <text:p>Si la hipoteca es de tipo fijo, durante los 10 primeros años el banco puede aplicar hasta un 2% de comisión. A partir de entonces, un 1.5%. Sea cual sea este valor, la calculadora tiene en cuenta estos límites a la hora de aplicar el valor final.</text:p>
            </office:annotation>
            <text:p>INTERÉS POR AMORTIZAR</text:p>
          </table:table-cell>
          <table:table-cell table:style-name="ce18"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5" svg:width="2.899cm" svg:height="6.126cm" svg:x="11.339cm" svg:y="5.446cm" draw:caption-point-x="-0.61cm" draw:caption-point-y="1.51cm">
              <dc:creator>Autoría desconocida</dc:creator>
              <dc:date>2024-10-13T00:00:00</dc:date>
              <text:p>Si amortizas, puedes escoger entre mantener el plazo de años y reducir el monto mensual a pagar, o reducir el número de años y pagar la misma mensualidad. Escoge SI para el segundo caso, NO para el primero</text:p>
            </office:annotation>
            <text:p>MINIMIZAR NÚMERO DE CUOTAS</text:p>
          </table:table-cell>
          <table:table-cell table:style-name="ce47" office:value-type="string" calcext:value-type="string">
            <text:p>NO</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5.898cm" draw:caption-point-x="-0.61cm" draw:caption-point-y="1.51cm">
              <dc:creator>Autoría desconocida</dc:creator>
              <dc:date>2024-10-13T00:00:00</dc:date>
              <text:p>Eres el primer comprador de la vivienda.</text:p>
            </office:annotation>
            <text:p>VIVIENDA NUEVA</text:p>
          </table:table-cell>
          <table:table-cell table:style-name="ce48" office:value-type="string" calcext:value-type="string">
            <text:p>NO</text:p>
          </table:table-cell>
          <table:table-cell table:number-columns-repeated="8"/>
        </table:table-row>
        <table:table-row table:style-name="ro2">
          <table:table-cell/>
          <table:table-cell table:style-name="ce32" office:value-type="string" calcext:value-type="string">
            <office:annotation draw:style-name="gr2" svg:width="2.899cm" svg:height="1.799cm" svg:x="11.339cm" svg:y="6.349cm" draw:caption-point-x="-0.61cm" draw:caption-point-y="1.51cm">
              <dc:creator>Autoría desconocida</dc:creator>
              <dc:date>2024-10-13T00:00:00</dc:date>
              <text:p>Sólo aplicable si la vivienda es nueva</text:p>
            </office:annotation>
            <text:p>VIVIENDA PROTECCIÓN OFICIAL</text:p>
          </table:table-cell>
          <table:table-cell table:style-name="ce48" office:value-type="string" calcext:value-type="string">
            <text:p>NO</text:p>
          </table:table-cell>
          <table:table-cell table:number-columns-repeated="8"/>
        </table:table-row>
        <table:table-row table:style-name="ro2">
          <table:table-cell table:number-columns-repeated="2"/>
          <table:table-cell table:style-name="ce48"/>
          <table:table-cell table:number-columns-repeated="8"/>
        </table:table-row>
        <table:table-row table:style-name="ro2">
          <table:table-cell/>
          <table:table-cell table:style-name="ce33" office:value-type="string" calcext:value-type="string">
            <text:p>GASTOS DE LA VIVIENDA</text:p>
          </table:table-cell>
          <table:table-cell table:style-name="ce49"/>
          <table:table-cell table:number-columns-repeated="8"/>
        </table:table-row>
        <table:table-row table:style-name="ro2">
          <table:table-cell/>
          <table:table-cell table:style-name="ce34" office:value-type="string" calcext:value-type="string">
            <office:annotation draw:style-name="gr9" svg:width="2.899cm" svg:height="2.176cm" svg:x="11.339cm" svg:y="7.704cm" draw:caption-point-x="-0.61cm" draw:caption-point-y="1.51cm">
              <dc:creator>Autoría desconocida</dc:creator>
              <dc:date>2024-10-13T00:00:00</dc:date>
              <text:p>Valor aproximado. Independiente del valor de la casa</text:p>
            </office:annotation>
            <text:p>NOTARIO</text:p>
          </table:table-cell>
          <table:table-cell table:style-name="ce49" table:formula="of:=3000" office:value-type="float" office:value="3000" calcext:value-type="float">
            <text:p>3.000,00</text:p>
          </table:table-cell>
          <table:table-cell table:number-columns-repeated="8"/>
        </table:table-row>
        <table:table-row table:style-name="ro2">
          <table:table-cell/>
          <table:table-cell table:style-name="ce34" office:value-type="string" calcext:value-type="string">
            <office:annotation draw:style-name="gr1" svg:width="2.899cm" svg:height="2.571cm" svg:x="11.339cm" svg:y="8.156cm" draw:caption-point-x="-0.61cm" draw:caption-point-y="1.51cm">
              <dc:creator>Autoría desconocida</dc:creator>
              <dc:date>2024-10-13T00:00:00</dc:date>
              <text:p>Si es de protección oficial es un 4%, si no es un 10%. Da igual el valor de la vivienda</text:p>
            </office:annotation>
            <text:p>IVA</text:p>
          </table:table-cell>
          <table:table-cell table:style-name="ce49" table:formula="of:=IF([.C16]=&quot;SI&quot;;IF([.C17]=&quot;SI&quot;;[.C2]*0.04;[.C2]*0.1);0)" office:value-type="float" office:value="0" calcext:value-type="float">
            <text:p>0,00</text:p>
          </table:table-cell>
          <table:table-cell table:number-columns-repeated="8"/>
        </table:table-row>
        <table:table-row table:style-name="ro2">
          <table:table-cell/>
          <table:table-cell table:style-name="ce35" office:value-type="string" calcext:value-type="string">
            <office:annotation draw:style-name="gr3" svg:width="2.899cm" svg:height="6.521cm" svg:x="11.339cm" svg:y="8.607cm" draw:caption-point-x="-0.61cm" draw:caption-point-y="1.51cm">
              <dc:creator>Autoría desconocida</dc:creator>
              <dc:date>2024-10-13T00:00:00</dc:date>
              <text:p>Impuesto de Transmisiones Patrimoniales. Es el impuesto que se paga en el caso de que la vivienda no sea nueva. Según la comunidad puede variar entre un 6 y un 10% sobre el valor de la vivienda. Consideraremos el % máximo</text:p>
            </office:annotation>
            <text:p>ITP</text:p>
          </table:table-cell>
          <table:table-cell table:style-name="ce49" table:formula="of:=IF([.C16]=&quot;NO&quot;;[.C2]*0.1)" office:value-type="float" office:value="0" calcext:value-type="float">
            <text:p>0,00</text:p>
          </table:table-cell>
          <table:table-cell table:number-columns-repeated="8"/>
        </table:table-row>
        <table:table-row table:style-name="ro2">
          <table:table-cell/>
          <table:table-cell table:style-name="ce34" office:value-type="string" calcext:value-type="string">
            <text:p>COSTE TASACIÓN</text:p>
          </table:table-cell>
          <table:table-cell table:style-name="ce49" office:value-type="float" office:value="500" calcext:value-type="float">
            <text:p>500,00</text:p>
          </table:table-cell>
          <table:table-cell table:number-columns-repeated="8"/>
        </table:table-row>
        <table:table-row table:style-name="ro2">
          <table:table-cell/>
          <table:table-cell table:style-name="ce34" office:value-type="string" calcext:value-type="string">
            <text:p>20% VALOR CASA SIN EXTRAS</text:p>
          </table:table-cell>
          <table:table-cell table:style-name="ce49" table:formula="of:=0.2*[.C2]" office:value-type="float" office:value="0" calcext:value-type="float">
            <text:p>0,00</text:p>
          </table:table-cell>
          <table:table-cell table:number-columns-repeated="8"/>
        </table:table-row>
        <table:table-row table:style-name="ro2">
          <table:table-cell/>
          <table:table-cell table:style-name="ce34" office:value-type="string" calcext:value-type="string">
            <text:p>80% VALOR CASA SIN EXTRAS</text:p>
          </table:table-cell>
          <table:table-cell table:style-name="ce49" table:formula="of:=0.8*[.C2]" office:value-type="float" office:value="0" calcext:value-type="float">
            <text:p>0,00</text:p>
          </table:table-cell>
          <table:table-cell table:number-columns-repeated="8"/>
        </table:table-row>
        <table:table-row table:style-name="ro2">
          <table:table-cell/>
          <table:table-cell table:style-name="ce35" office:value-type="string" calcext:value-type="string">
            <text:p>APORTADO COMO PAGO INICIAL</text:p>
          </table:table-cell>
          <table:table-cell table:style-name="ce49" table:formula="of:=[.C27]-[.C3]" office:value-type="float" office:value="3500" calcext:value-type="float">
            <text:p>3.500,00</text:p>
          </table:table-cell>
          <table:table-cell table:number-columns-repeated="8"/>
        </table:table-row>
        <table:table-row table:style-name="ro2">
          <table:table-cell/>
          <table:table-cell table:style-name="ce36" office:value-type="string" calcext:value-type="string">
            <text:p>COSTE TOTAL DE LA VIVIENDA</text:p>
          </table:table-cell>
          <table:table-cell table:style-name="ce50" table:formula="of:=[.C2]+[.C20]+[.C21]+[.C22]+[.C23]+[.C12]" office:value-type="float" office:value="3500" calcext:value-type="float">
            <text:p>3.50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RENTAS DEL TRABAJO</text:p>
          </table:table-cell>
          <table:table-cell table:style-name="ce49"/>
          <table:table-cell table:number-columns-repeated="8"/>
        </table:table-row>
        <table:table-row table:style-name="ro2">
          <table:table-cell/>
          <table:table-cell table:style-name="ce34" office:value-type="string" calcext:value-type="string">
            <text:p>SEGURIDAD SOCIAL</text:p>
          </table:table-cell>
          <table:table-cell table:style-name="ce49" table:formula="of:=MIN(4720.5*12;[.C4])*(4.7+1.55+0.1+4.7*0.12/100)/100" office:value-type="float" office:value="0" calcext:value-type="float">
            <text:p>0,00</text:p>
          </table:table-cell>
          <table:table-cell table:number-columns-repeated="8"/>
        </table:table-row>
        <table:table-row table:style-name="ro2">
          <table:table-cell/>
          <table:table-cell table:style-name="ce34" office:value-type="string" calcext:value-type="string">
            <office:annotation draw:style-name="gr10" svg:width="2.899cm" svg:height="12.446cm" svg:x="11.339cm" svg:y="12.671cm" draw:caption-point-x="-0.61cm" draw:caption-point-y="1.51cm">
              <dc:creator>Autoría desconocida</dc:creator>
              <dc:date>2024-10-13T00:00:00</dc:date>
              <text:p>Anualmente, los primeros 5500€ que ganes están exentos de tributar. Además, todo lo que pagues a la Seguridad Social con tu bruto también lo está. Por encima de este incremento habría otros datos a considerar. Por ejemplo, si tienes hijos, padres, discapacidades… También puede variar por otras circunstancias según la comunidad autónoma. Este es el caso general para un adulto que vive solo y no tiene hijos.</text:p>
            </office:annotation>
            <text:p>EXENTO</text:p>
          </table:table-cell>
          <table:table-cell table:style-name="ce49" table:formula="of:=5550+[.C30]" office:value-type="float" office:value="5550" calcext:value-type="float">
            <text:p>5.550,00</text:p>
          </table:table-cell>
          <table:table-cell table:number-columns-repeated="8"/>
        </table:table-row>
        <table:table-row table:style-name="ro2">
          <table:table-cell/>
          <table:table-cell table:style-name="ce34" office:value-type="string" calcext:value-type="string">
            <text:p>SUELDO BRUTO EFECTIVO</text:p>
          </table:table-cell>
          <table:table-cell table:style-name="ce49" table:formula="of:=[.C4]-[.C31]" office:value-type="float" office:value="-5550" calcext:value-type="float">
            <text:p>-5.550,00</text:p>
          </table:table-cell>
          <table:table-cell table:number-columns-repeated="8"/>
        </table:table-row>
        <table:table-row table:style-name="ro2">
          <table:table-cell/>
          <table:table-cell table:style-name="ce34" office:value-type="string" calcext:value-type="string">
            <office:annotation draw:style-name="gr5" svg:width="2.899cm" svg:height="6.126cm" svg:x="11.339cm" svg:y="13.574cm" draw:caption-point-x="-0.61cm" draw:caption-point-y="1.51cm">
              <dc:creator>Autoría desconocida</dc:creator>
              <dc:date>2024-10-13T00:00:00</dc:date>
              <text:p>Considerado para alguien que vive en Cataluña. Puede haber pequeñas diferencias según la comunidad autónoma que vivas (no más de 2000€/año para sueldos muy elevados ~ 100.000€/bruto año)</text:p>
            </office:annotation>
            <text:p>IRPF</text:p>
          </table:table-cell>
          <table:table-cell table:style-name="ce49" table:formula="of:=MAX(MIN([.C32];12449);0)*0.19+MAX(MIN([.C32];20199)-12449;0)*0.24+MAX(MIN([.C32];35199)-20199;0)*0.3+MAX(MIN([.C32];59999)-35199;0)*0.37+MAX(MIN([.C32];299999)-59999;0)*0.45+MAX([.C32]-300000;0)*0.47" office:value-type="float" office:value="0" calcext:value-type="float">
            <text:p>0,00</text:p>
          </table:table-cell>
          <table:table-cell table:number-columns-repeated="8"/>
        </table:table-row>
        <table:table-row table:style-name="ro2">
          <table:table-cell/>
          <table:table-cell table:style-name="ce34" office:value-type="string" calcext:value-type="string">
            <text:p>SUELDO NETO/MES</text:p>
          </table:table-cell>
          <table:table-cell table:style-name="ce49" table:formula="of:=([.C4]-[.C33]-[.C30])/12" office:value-type="float" office:value="0" calcext:value-type="float">
            <text:p>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HIPOTECA</text:p>
          </table:table-cell>
          <table:table-cell table:style-name="ce51"/>
          <table:table-cell table:number-columns-repeated="8"/>
        </table:table-row>
        <table:table-row table:style-name="ro2">
          <table:table-cell/>
          <table:table-cell table:style-name="ce37" office:value-type="string" calcext:value-type="string">
            <text:p>VALOR CONCEDIDO</text:p>
          </table:table-cell>
          <table:table-cell table:style-name="ce52" table:formula="of:=[.C3]" office:value-type="currency" office:currency="EUR" office:value="0" calcext:value-type="currency">
            <text:p>0,00 €</text:p>
          </table:table-cell>
          <table:table-cell table:style-name="ce57"/>
          <table:table-cell table:number-columns-repeated="7"/>
        </table:table-row>
        <table:table-row table:style-name="ro2">
          <table:table-cell/>
          <table:table-cell table:style-name="ce36" office:value-type="string" calcext:value-type="string">
            <text:p>CUOTA MENSUAL</text:p>
          </table:table-cell>
          <table:table-cell table:style-name="ce53" table:formula="of:=PMT([.C7]/12; [.C6]*12; -[.C3])" office:value-type="currency" office:currency="EUR" office:value="-0" calcext:value-type="currency">
            <text:p>0,00 €</text:p>
          </table:table-cell>
          <table:table-cell table:number-columns-repeated="8"/>
        </table:table-row>
        <table:table-row table:style-name="ro2">
          <table:table-cell/>
          <table:table-cell table:style-name="ce36" office:value-type="string" calcext:value-type="string">
            <office:annotation draw:style-name="gr11" svg:width="2.899cm" svg:height="9.681cm" svg:x="11.339cm" svg:y="16.284cm" draw:caption-point-x="-0.61cm" draw:caption-point-y="1.51cm">
              <dc:creator>Autoría desconocida</dc:creator>
              <dc:date>2024-10-14T00:00:00</dc:date>
              <text:p>Este cálculo tiene en cuenta que siempre pagarás lo mismo. </text:p>
              <text:p/>
              <text:p>Si amortizas antes de tiempo, reduciendo la cantidad mensual, este cálculo sólo será <text:s/>válido para el primer año.</text:p>
              <text:p/>
              <text:p>Además, ten en cuenta que es una imagen del primer año, no tiene en cuenta el aumento de sueldo anual, ni el del coste de la vida.</text:p>
            </office:annotation>
            <text:p>SUELDO NETO TRAS HIPOTECA + GASTOS/MES</text:p>
          </table:table-cell>
          <table:table-cell table:style-name="ce53" table:formula="of:=[.C34]-[.C38]-[.C10]-[.C9]" office:value-type="currency" office:currency="EUR" office:value="0" calcext:value-type="currency">
            <text:p>0,00 €</text:p>
          </table:table-cell>
          <table:table-cell table:number-columns-repeated="8"/>
        </table:table-row>
        <table:table-row table:style-name="ro2">
          <table:table-cell/>
          <table:table-cell table:style-name="ce36" office:value-type="string" calcext:value-type="string">
            <office:annotation draw:style-name="gr12" svg:width="2.899cm" svg:height="14.026cm" svg:x="11.339cm" svg:y="16.735cm" draw:caption-point-x="-0.61cm" draw:caption-point-y="1.51cm">
              <dc:creator>Autoría desconocida</dc:creator>
              <dc:date>2024-10-14T00:00:00</dc:date>
              <text:p>Esta casilla da una idea de cuánto puedes amortizar anualmente, pues es tu ahorro a fin de año. Ten en cuenta que aquí habrá otros gastos que no has tenido en cuenta (Viajes, ropa…). También, que en caso de amortizar reduciendo el valor de la cuota, pero no el número, esta cantidad no será real. Sólo lo será para el primer año. Finalmente, no tiene en cuenta incrementos de sueldo ni del coste de la vida.</text:p>
              <text:p/>
              <text:p>Detallado para cada año ver en pestaña “Tabla Ahorro Anual”</text:p>
            </office:annotation>
            <text:p>AHORRO ANUAL</text:p>
          </table:table-cell>
          <table:table-cell table:style-name="ce53" table:formula="of:=[.C39]*12" office:value-type="currency" office:currency="EUR" office:value="0" calcext:value-type="currency">
            <text:p>0,00 €</text:p>
          </table:table-cell>
          <table:table-cell table:number-columns-repeated="8"/>
        </table:table-row>
        <table:table-row table:style-name="ro2">
          <table:table-cell/>
          <table:table-cell table:style-name="ce38" office:value-type="string" calcext:value-type="string">
            <text:p>TOTAL INTERESES</text:p>
          </table:table-cell>
          <table:table-cell table:style-name="ce52" table:formula="of:=[.C43]-[.C3]-[.C42]-[.C23]-[.C12]" office:value-type="currency" office:currency="EUR" office:value="0" calcext:value-type="currency">
            <text:p>0,00 €</text:p>
          </table:table-cell>
          <table:table-cell table:number-columns-repeated="8"/>
        </table:table-row>
        <table:table-row table:style-name="ro2">
          <table:table-cell/>
          <table:table-cell table:style-name="ce39" office:value-type="string" calcext:value-type="string">
            <text:p>PAGO SEGUROS AL BANCO</text:p>
          </table:table-cell>
          <table:table-cell table:style-name="ce54" table:formula="of:=[.C9]*12*CEILING([.C45])" office:value-type="currency" office:currency="EUR" office:value="0" calcext:value-type="currency">
            <text:p>0,00 €</text:p>
          </table:table-cell>
          <table:table-cell table:number-columns-repeated="8"/>
        </table:table-row>
        <table:table-row table:style-name="ro2">
          <table:table-cell/>
          <table:table-cell table:style-name="ce38" office:value-type="string" calcext:value-type="string">
            <text:p>PAGO TOTAL AL BANCO</text:p>
          </table:table-cell>
          <table:table-cell table:style-name="ce52" office:value-type="currency" office:currency="EUR" office:value="500" calcext:value-type="currency">
            <text:p>500,00 €</text:p>
          </table:table-cell>
          <table:table-cell table:number-columns-repeated="8"/>
        </table:table-row>
        <table:table-row table:style-name="ro2">
          <table:table-cell/>
          <table:table-cell table:style-name="ce39" office:value-type="string" calcext:value-type="string">
            <office:annotation draw:style-name="gr9" svg:width="2.899cm" svg:height="2.176cm" svg:x="11.339cm" svg:y="18.541cm" draw:caption-point-x="-0.61cm" draw:caption-point-y="1.51cm">
              <dc:creator>Autoría desconocida</dc:creator>
              <dc:date>2024-10-15T00:00:00</dc:date>
              <text:p>Este TAE no incluye revaloración de los seguros por IPC</text:p>
            </office:annotation>
            <text:p>TAE</text:p>
          </table:table-cell>
          <table:table-cell table:style-name="ce55" table:formula="of:=(1+([.C43]-[.C37])/[.C37])^(1/[.C45])-1" office:value-type="string" office:string-value="" calcext:value-type="error">
            <text:p>#¡DIV/0!</text:p>
          </table:table-cell>
          <table:table-cell table:number-columns-repeated="8"/>
        </table:table-row>
        <table:table-row table:style-name="ro2">
          <table:table-cell/>
          <table:table-cell table:style-name="ce39" office:value-type="string" calcext:value-type="string">
            <office:annotation draw:style-name="gr13" svg:width="2.899cm" svg:height="4.941cm" svg:x="11.339cm" svg:y="18.993cm" draw:caption-point-x="-0.61cm" draw:caption-point-y="1.51cm">
              <dc:creator>Autoría desconocida</dc:creator>
              <dc:date>2024-10-13T00:00:00</dc:date>
              <text:p>Si has amortizado cada año, y consideras que quieres reducir el número de cuotas pero no el monto mensual a pagar, esta será la duración final de tu hipoteca</text:p>
            </office:annotation>
            <text:p>AÑOS EFECTIVOS</text:p>
          </table:table-cell>
          <table:table-cell table:style-name="ce49" office:value-type="float" office:value="0.0833333333333333" calcext:value-type="float">
            <text:p>0,08</text:p>
          </table:table-cell>
          <table:table-cell table:number-columns-repeated="8"/>
        </table:table-row>
        <table:table-row table:style-name="ro2">
          <table:table-cell/>
          <table:table-cell table:style-name="ce34" office:value-type="string" calcext:value-type="string">
            <office:annotation draw:style-name="gr1" svg:width="2.899cm" svg:height="2.571cm" svg:x="11.339cm" svg:y="19.444cm" draw:caption-point-x="-0.61cm" draw:caption-point-y="1.51cm">
              <dc:creator>Autoría desconocida</dc:creator>
              <dc:date>2024-10-14T00:00:00</dc:date>
              <text:p>Cuota hipoteca mensual/Sueldo neto mensual (sin gastos de hipoteca ni otros fijos) %</text:p>
            </office:annotation>
            <text:p>ESFUERZO</text:p>
          </table:table-cell>
          <table:table-cell table:style-name="ce49" table:formula="of:=100*[.C38]/[.C34]" office:value-type="string" office:string-value="" calcext:value-type="error">
            <text:p>#¡DIV/0!</text:p>
          </table:table-cell>
          <table:table-cell table:number-columns-repeated="8"/>
        </table:table-row>
        <table:table-row table:style-name="ro2">
          <table:table-cell/>
          <table:table-cell table:style-name="ce34" office:value-type="string" calcext:value-type="string">
            <text:p>ESFUERZO &lt; 40%</text:p>
          </table:table-cell>
          <table:table-cell table:style-name="ce49" table:formula="of:=IF([.C46]&lt;40;&quot;SI&quot;;&quot;NO&quot;)" office:value-type="string" office:string-value="" calcext:value-type="error">
            <text:p>#¡DIV/0!</text:p>
          </table:table-cell>
          <table:table-cell table:number-columns-repeated="8"/>
        </table:table-row>
        <table:table-row table:style-name="ro2">
          <table:table-cell/>
          <table:table-cell table:style-name="ce34" office:value-type="string" calcext:value-type="string">
            <text:p>VALOR HIPOTECA &lt;= 80% VIVIENDA</text:p>
          </table:table-cell>
          <table:table-cell table:style-name="ce49" table:formula="of:=IF([.C25]&gt;=[.C3];&quot;SI&quot;;&quot;NO&quot;)" office:value-type="string" office:string-value="SI" calcext:value-type="string">
            <text:p>SI</text:p>
          </table:table-cell>
          <table:table-cell table:number-columns-repeated="8"/>
        </table:table-row>
        <table:table-row table:style-name="ro2">
          <table:table-cell/>
          <table:table-cell table:style-name="ce36" office:value-type="string" calcext:value-type="string">
            <text:p>HIPOTECA CONCEDIDA</text:p>
          </table:table-cell>
          <table:table-cell table:style-name="ce50" table:formula="of:=IF(AND([.C47]=&quot;SI&quot;; [.C48]=&quot;SI&quot;);&quot;SI&quot;;&quot;NO&quot;)" office:value-type="string" office:string-value="" calcext:value-type="error">
            <text:p>#¡DIV/0!</text:p>
          </table:table-cell>
          <table:table-cell table:number-columns-repeated="8"/>
        </table:table-row>
        <table:table-row table:style-name="ro2" table:number-rows-repeated="1048526">
          <table:table-cell table:number-columns-repeated="11"/>
        </table:table-row>
        <table:table-row table:style-name="ro2">
          <table:table-cell table:number-columns-repeated="11"/>
        </table:table-row>
      </table:table>
      <table:table table:name="Tabla Ahorro Anual" table:style-name="ta1">
        <table:table-column table:style-name="co1" table:default-cell-style-name="Default"/>
        <table:table-column table:style-name="co1" table:default-cell-style-name="ce60"/>
        <table:table-column table:style-name="co8" table:default-cell-style-name="ce46"/>
        <table:table-column table:style-name="co9" table:default-cell-style-name="ce46"/>
        <table:table-column table:style-name="co10" table:default-cell-style-name="ce46"/>
        <table:table-column table:style-name="co6" table:default-cell-style-name="ce46"/>
        <table:table-column table:style-name="co11" table:default-cell-style-name="ce46"/>
        <table:table-column table:style-name="co1" table:number-columns-repeated="2" table:default-cell-style-name="Default"/>
        <table:table-row table:style-name="ro1">
          <table:table-cell/>
          <table:table-cell table:style-name="ce30" office:value-type="string" calcext:value-type="string">
            <text:p>AQUÍ APARECE EL AHORRO ANUAL REAL</text:p>
          </table:table-cell>
          <table:table-cell table:number-columns-repeated="7"/>
        </table:table-row>
        <table:table-row table:style-name="ro2">
          <table:table-cell/>
          <table:table-cell table:style-name="ce59" office:value-type="string" calcext:value-type="string">
            <text:p>AÑO</text:p>
          </table:table-cell>
          <table:table-cell table:style-name="ce61" office:value-type="string" calcext:value-type="string">
            <text:p>SUELDO NETO MES</text:p>
          </table:table-cell>
          <table:table-cell table:style-name="ce61" office:value-type="string" calcext:value-type="string">
            <office:annotation draw:style-name="gr2" svg:width="2.899cm" svg:height="1.799cm" svg:x="12.898cm" svg:y="0cm" draw:caption-point-x="-0.61cm" draw:caption-point-y="1.086cm">
              <dc:creator>Autoría desconocida</dc:creator>
              <dc:date>2024-10-15T00:00:00</dc:date>
              <text:p>Incluye hipoteca, gastos corrientes y de seguros</text:p>
            </office:annotation>
            <text:p>GASTOS FIJOS MES</text:p>
          </table:table-cell>
          <table:table-cell table:style-name="ce61" office:value-type="string" calcext:value-type="string">
            <text:p>AHORRO ANUAL</text:p>
          </table:table-cell>
          <table:table-cell table:style-name="ce61" office:value-type="string" calcext:value-type="string">
            <text:p>EXTRA SOBRE APORTADO</text:p>
          </table:table-cell>
          <table:table-cell table:style-name="ce61" office:value-type="string" calcext:value-type="string">
            <text:p>ACUMULADO AHORRO</text:p>
          </table:table-cell>
          <table:table-cell table:number-columns-repeated="2"/>
        </table:table-row>
        <table:table-row table:style-name="ro2">
          <table:table-cell table:number-columns-repeated="4"/>
          <table:table-cell table:style-name="ce68"/>
          <table:table-cell table:number-columns-repeated="3"/>
          <table:table-cell table:style-name="ce46"/>
        </table:table-row>
        <table:table-row table:style-name="ro2" table:number-rows-repeated="7">
          <table:table-cell table:number-columns-repeated="8"/>
          <table:table-cell table:style-name="ce46"/>
        </table:table-row>
        <table:table-row table:style-name="ro2" table:number-rows-repeated="1048565">
          <table:table-cell table:number-columns-repeated="9"/>
        </table:table-row>
        <table:table-row table:style-name="ro2">
          <table:table-cell table:number-columns-repeated="9"/>
        </table:table-row>
      </table:table>
      <table:table table:name="Comparativa Bancos" table:style-name="ta1">
        <table:table-column table:style-name="co1" table:default-cell-style-name="Default"/>
        <table:table-column table:style-name="co12" table:default-cell-style-name="Default"/>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7" table:default-cell-style-name="ce48"/>
        <table:table-column table:style-name="co18" table:default-cell-style-name="ce48"/>
        <table:table-column table:style-name="co1" table:number-columns-repeated="4" table:default-cell-style-name="ce48"/>
        <table:table-column table:style-name="co19" table:default-cell-style-name="ce48"/>
        <table:table-column table:style-name="co20" table:default-cell-style-name="ce48"/>
        <table:table-column table:style-name="co21" table:default-cell-style-name="ce48"/>
        <table:table-column table:style-name="co22" table:default-cell-style-name="Default"/>
        <table:table-row table:style-name="ro2">
          <table:table-cell/>
          <table:table-cell office:value-type="string" calcext:value-type="string">
            <text:p>¿Hacen hipoteca autopromotor? ¿Qué implica en cuanto a intereses? ¿Hay carencia? % de lo prestado?</text:p>
          </table:table-cell>
          <table:table-cell table:number-columns-repeated="15"/>
        </table:table-row>
        <table:table-row table:style-name="ro2">
          <table:table-cell/>
          <table:table-cell office:value-type="string" calcext:value-type="string">
            <text:p>¿Hay carencia de capital amortizado? (quizás durante los primeros N años sólo pagas intereses)</text:p>
          </table:table-cell>
          <table:table-cell table:number-columns-repeated="15"/>
        </table:table-row>
        <table:table-row table:style-name="ro2">
          <table:table-cell/>
          <table:table-cell office:value-type="string" calcext:value-type="string">
            <text:p>¿Hay límite en € y veces de amortización?</text:p>
          </table:table-cell>
          <table:table-cell table:number-columns-repeated="15"/>
        </table:table-row>
        <table:table-row table:style-name="ro2">
          <table:table-cell/>
          <table:table-cell office:value-type="string" calcext:value-type="string">
            <text:p>¿Hay interés de amortización durante la parte fija?</text:p>
          </table:table-cell>
          <table:table-cell table:number-columns-repeated="15"/>
        </table:table-row>
        <table:table-row table:style-name="ro2">
          <table:table-cell/>
          <table:table-cell office:value-type="string" calcext:value-type="string">
            <text:p>¿Cuánto suelen subir los seguros anualmente?</text:p>
          </table:table-cell>
          <table:table-cell table:number-columns-repeated="15"/>
        </table:table-row>
        <table:table-row table:style-name="ro2" table:number-rows-repeated="2">
          <table:table-cell table:number-columns-repeated="17"/>
        </table:table-row>
        <table:table-row table:style-name="ro2">
          <table:table-cell table:number-columns-repeated="2"/>
          <table:table-cell table:style-name="ce77" office:value-type="string" calcext:value-type="string" table:number-columns-spanned="1" table:number-rows-spanned="2">
            <text:p>TIN FIJO</text:p>
          </table:table-cell>
          <table:table-cell table:style-name="ce77" office:value-type="string" calcext:value-type="string" table:number-columns-spanned="1" table:number-rows-spanned="2">
            <text:p>TIN MIXTO</text:p>
          </table:table-cell>
          <table:table-cell table:style-name="ce77" office:value-type="string" calcext:value-type="string" table:number-columns-spanned="1" table:number-rows-spanned="2">
            <text:p>AÑOS FIJO MIXTO</text:p>
          </table:table-cell>
          <table:table-cell table:style-name="ce70" office:value-type="string" calcext:value-type="string" table:number-columns-spanned="1" table:number-rows-spanned="2">
            <text:p>HIPOTECA AUTOPROMOTOR?</text:p>
          </table:table-cell>
          <table:table-cell table:style-name="ce72" office:value-type="string" calcext:value-type="string" table:number-columns-spanned="1" table:number-rows-spanned="2">
            <text:p>CARENCIA (MESES) AUTOPROM.</text:p>
          </table:table-cell>
          <table:table-cell table:style-name="ce72" office:value-type="string" calcext:value-type="string" table:number-columns-spanned="1" table:number-rows-spanned="2">
            <text:p>INTERÉS AMORTIZACIÓN</text:p>
          </table:table-cell>
          <table:table-cell table:style-name="ce77" office:value-type="string" calcext:value-type="string" table:number-columns-spanned="2" table:number-rows-spanned="1">
            <text:p>LIMITES AMORTIZACIÓN</text:p>
          </table:table-cell>
          <table:covered-table-cell table:style-name="ce77"/>
          <table:table-cell table:style-name="ce30" office:value-type="string" calcext:value-type="string" table:number-columns-spanned="6" table:number-rows-spanned="1">
            <text:p>SEGUROS</text:p>
          </table:table-cell>
          <table:covered-table-cell table:number-columns-repeated="5" table:style-name="ce30"/>
          <table:table-cell table:style-name="ce73" office:value-type="string" calcext:value-type="string" table:number-columns-spanned="1" table:number-rows-spanned="2">
            <text:p>GASTO APERTURA</text:p>
          </table:table-cell>
        </table:table-row>
        <table:table-row table:style-name="ro2">
          <table:table-cell table:number-columns-repeated="2"/>
          <table:covered-table-cell table:number-columns-repeated="3" table:style-name="ce77"/>
          <table:covered-table-cell table:number-columns-repeated="2" table:style-name="Default"/>
          <table:covered-table-cell table:style-name="ce77"/>
          <table:table-cell table:style-name="ce77" office:value-type="string" calcext:value-type="string">
            <text:p>€</text:p>
          </table:table-cell>
          <table:table-cell table:style-name="ce77" office:value-type="string" calcext:value-type="string">
            <text:p>VECES</text:p>
          </table:table-cell>
          <table:table-cell table:style-name="ce77" office:value-type="string" calcext:value-type="string">
            <text:p>HOGAR</text:p>
          </table:table-cell>
          <table:table-cell table:style-name="ce77" office:value-type="string" calcext:value-type="string">
            <text:p>AUTOS</text:p>
          </table:table-cell>
          <table:table-cell table:style-name="ce77" office:value-type="string" calcext:value-type="string">
            <text:p>VIDA</text:p>
          </table:table-cell>
          <table:table-cell table:style-name="ce77" office:value-type="string" calcext:value-type="string">
            <text:p>CÁMARAS</text:p>
          </table:table-cell>
          <table:table-cell table:style-name="ce77" office:value-type="string" calcext:value-type="string">
            <text:p>TOTAL</text:p>
          </table:table-cell>
          <table:table-cell table:style-name="ce77" office:value-type="string" calcext:value-type="string">
            <text:p>INCREMENTO/AÑO </text:p>
          </table:table-cell>
          <table:covered-table-cell table:style-name="ce77"/>
        </table:table-row>
        <table:table-row table:style-name="ro2">
          <table:table-cell/>
          <table:table-cell office:value-type="string" calcext:value-type="string">
            <text:p>ABANC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ARQUI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A MARCH</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BV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 RURAL (SON VARIOS UNIDO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SABADELL</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MEDIOLANUM</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PICHINCHA (PI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CO SANTANDE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NKINTE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ARCLAY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BNP PARIBA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IXA CREDIT ENGINYER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IXA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MA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AJASUR</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LONY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mmerzbank Aktiengesellschaft?</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OOPERATIVE RABO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CREDIT SUISSE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DEUTSCHE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EVO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IBERCAJ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ING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KUTXA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N26</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OPEN BANK</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RENTA 4</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SOCIETE GENERALE</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TRIODO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UBS</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table-cell/>
          <table:table-cell office:value-type="string" calcext:value-type="string">
            <text:p>UNICAJA</text:p>
          </table:table-cell>
          <table:table-cell table:style-name="ce44" table:number-columns-repeated="2"/>
          <table:table-cell/>
          <table:table-cell table:style-name="ce44"/>
          <table:table-cell table:style-name="ce46"/>
          <table:table-cell/>
          <table:table-cell table:style-name="ce46" table:number-columns-repeated="7"/>
          <table:table-cell table:number-columns-repeated="2"/>
        </table:table-row>
        <table:table-row table:style-name="ro2" table:number-rows-repeated="1048534">
          <table:table-cell table:number-columns-repeated="17"/>
        </table:table-row>
        <table:table-row table:style-name="ro2">
          <table:table-cell table:number-columns-repeated="1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
      <number:number number:decimal-places="2" number:min-decimal-places="2" number:min-integer-digits="1" number:grouping="true"/>
      <number:text> €</number:text>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 </number:text>
    </number:number-style>
    <number:number-style style:name="N140P1" style:volatile="true">
      <number:text>-</number:text>
      <number:fill-character> </number:fill-character>
      <number:number number:decimal-places="0" number:min-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 </number:text>
    </number:number-style>
    <number:number-style style:name="N148P1" style:volatile="true">
      <number:text>-</number:text>
      <number:fill-character> </number:fill-character>
      <number:number number:decimal-places="2" number:min-decimal-places="2" number:min-integer-digits="1" number:grouping="true"/>
      <number:text> €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currency-style style:name="N156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2" style:volatile="true">
      <number:fill-character> </number:fill-character>
      <number:text>-</number:text>
      <number:number number:decimal-places="0" number:min-decimal-places="0" number:min-integer-digits="2" loext:max-blank-integer-digits="2"/>
      <number:text> </number:text>
      <number:currency-symbol>€</number:currency-symbol>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5:07:35.32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11:46:41.658000000</meta:creation-date>
    <dc:date>2024-10-15T18:05:22.894000000</dc:date>
    <meta:editing-duration>P2DT6H14M19S</meta:editing-duration>
    <meta:editing-cycles>90</meta:editing-cycles>
    <meta:generator>LibreOffice/7.6.4.1$Windows_X86_64 LibreOffice_project/e19e193f88cd6c0525a17fb7a176ed8e6a3e2aa1</meta:generator>
    <meta:document-statistic meta:table-count="3" meta:cell-count="161" meta:object-count="0"/>
  </office:meta>
</office:document-meta>
</file>

<file path=Basic/Standard/ColumnFunctions.xml><?xml version="1.0" encoding="utf-8"?>
<!DOCTYPE module  PUBLIC '-//OpenOffice.org//DTD OfficeDocument 1.0//EN'  'module.dtd'>
<script:module xmlns:script="http://openoffice.org/2000/script" script:name="ColumnFunctions" script:language="StarBasic">REM  *****  BASIC  *****

Sub SetTotalPaidToBank(initialCostLoan As Double, totalInterest As Double, totalInterestExtra As Double, insurance As Double, startingCosts as Double, cell As Object)
	cell.Value = initialCostLoan + totalInterest + totalInterestExtra + insurance + startingCosts
End Sub

Sub SetEstimatedYears(numMonths As Integer, cell As Object)
	cell.Value = numMonths / 12 ' Int((numMonths - 1) / 12)+1
End Sub

Function CalculateNetEarnYearly(grossYearly As Double, increaseSalaryPercentage As Double, extraExceptions As Double, increaseExceptionsPercentage As Double, increaseSocialSecurityPercentage as Double, year As Integer) As Double
	Dim grossSalary As Double
	Dim exempt As Double
	Dim socialSecurity As Double
	Dim baseIRPF As Double

	' Suppose a constant increase of salary
	grossSalary = grossYearly*((1+increaseSalaryPercentage)^year)
	
	' Exception for a single person without children = 5500€ in 2024
	' We suppose it will increase linearly with time
	exempt = (5500+extraExceptions)*((1+increaseExceptionsPercentage)^year)
	
	' Social Security cost
	' In 2024 the maximum is 4720.5€/month. Let's suppose linearly increase with time
	' The last numbers are the different things the worker pay (unemployment, courses, illness...)
	socialSecurity = MinValue(4720.5*12*((1+increaseSocialSecurityPercentage)^year), grossSalary)*(4.7+1.55+0.1+4.7*0.12/100)/100
	
	baseIRPF = grossSalary - exempt - socialSecurity

	' IRPF levels don't change much from year to year. It's a way of increasing taxes
	' without people noticing it. Look for 'Defación del IRPF'
	CalculateNetEarnYearly = grossSalary - socialSecurity - (MaxValue(MinValue(baseIRPF,12449),0)*0.19+MaxValue(MinValue(baseIRPF,20199)-12449,0)*0.24+MaxValue(MinValue(baseIRPF,35199)-20199,0)*0.3+MaxValue(MinValue(baseIRPF,59999)-35199,0)*0.37+MaxValue(MinValue(baseIRPF,299999)-59999,0)*0.45+MaxValue(baseIRPF-300000,0)*0.47)

End Function

Function CalculateNetEarnMonthly(grossYearly As Double, increaseSalaryPercentage As Double, extraExceptions As Double, increaseExceptionsPercentage As Double, increaseSocialSecurityPercentage as Double, year As Integer) As Double
	CalculateNetEarnMonthly = CalculateNetEarnYearly(grossYearly, increaseSalaryPercentage, extraExceptions, increaseExceptionsPercentage, increaseSocialSecurityPercentage, year)/12
End Function

Function CalculateFixExpensesMonthly(total as Double, increaseYearly as Double, year As Integer) As Double
	CalculateFixExpensesMonthly = total*((1+increaseYearly)^year)
End Function
</script:module>
</file>

<file path=Basic/Standard/Excel.xml><?xml version="1.0" encoding="utf-8"?>
<!DOCTYPE module  PUBLIC '-//OpenOffice.org//DTD OfficeDocument 1.0//EN'  'module.dtd'>
<script:module xmlns:script="http://openoffice.org/2000/script" script:name="Excel" script:language="StarBasic">REM  *****  BASIC  *****



' FOLLOWING CODE WOULD BE IN EXCEL!!!!
' THIS IS JUST AN EXAMPLE ON HOW WOULD BE THE CODE





'Private Sub Worksheet_Change(ByVal Target As Range)
'    ' Define the range of cells that will trigger the macro (list of cells)
'    Dim triggerCells As Range
'    Set triggerCells = Me.Range("B1:B60") ' List of cells that should trigger UpdateColumnD
'    
'    ' Check if the changed cell is within the list of trigger cells
'    If Not Intersect(Target, triggerCells) Is Nothing Then
'        ' Call the UpdateColumnD macro if any cell in the list changes
'        Call UpdateTable
'    End If
'End Sub


'Sub UpdateTableExcel()
'	' Sheet
'	Dim ws As Worksheet: Set ws = ThisWorkbook.Sheets("Sheet1")
'	
'	' Initial Data
'	Dim totalYears As Range: Set totalYears = ws.Range("C32")
'	Dim costPerYear As Range: Set costPerYear = ws.Range("C33") 
'	
'	' Table location
'   Dim tableRowStart As Integer: tableRowStart = 3
'    Dim tableColumnStart As Integer: tableColumnStart = 5 ' 5 is Column E
'    
'	' Auxiliar variables
'    Dim i As Integer
'
'    ' Print tables
'    For i = 1 To Round(totalYears.Value)*12
'    	' Set number of months to be calculated
'        ws.Cells(i, tableColumnStart).Value = i
'        
'        ' Set Constant cuota
'        ws.Cells(i, tableColumnStart+1).Value = costPerYear.Value
'        
'        
'    Next i
'
'End Sub
</script:module>
</file>

<file path=Basic/Standard/Module1.xml><?xml version="1.0" encoding="utf-8"?>
<!DOCTYPE module  PUBLIC '-//OpenOffice.org//DTD OfficeDocument 1.0//EN'  'module.dtd'>
<script:module xmlns:script="http://openoffice.org/2000/script" script:name="Module1" script:language="StarBasic">REM  *****  BASIC  *****

Sub CalculateMortage
	' IF YOU MODIFY ANY ORDER IN THE COLUMN OF DATA YOU NEED
	' TO CHANGE THE GETCELLBYPOSITIONS FROM THE FUNCTIONS CALLED HERE.
	' THIS FUNCTION IS ONLY CALLED IN THIS FILE!!!
	UpdateTableCalc()
	UpdateTableSavings()
End Sub

Sub UpdateTableCalc
    ' Access the active sheet
    Dim ws As Object
    ws = ThisComponent.Sheets(0) ' 0 refers to the first sheet (adjust index as necessary)
    
    ' Get the initial data
    Dim costInitialLoan As Double
    Dim totalYears As Object
    Dim totalYearsEstimated As Object
    Dim TIN As Double
    Dim insurance As Double
    Dim totalInsurance As Object
    Dim startingCosts As Double
    Dim extraEveryYear as Double
    Dim interestForExtraEveryYear as Double
    Dim reduceInTime As Boolean
    Dim costPerMonth As Object
    Dim totalPaidToBank As Object
    Dim resultFill(2) As Variant
    Dim weHaveMortage As Object
    
    costInitialLoan = ws.getCellByPosition(2, 36).Value
    totalYears = ws.getCellByPosition(2, 5)
    totalYearsEstimated = ws.getCellByPosition(2, 44) ' in 0-based index
    TIN = ws.getCellByPosition(2, 6).Value
    insurance = ws.getCellByPosition(2, 8).Value*12 ' Is monthly
    startingCosts = ws.getCellByPosition(2, 11).Value + ws.getCellByPosition(2, 22).Value ' APERTURA + TASACION
    extraEveryYear = ws.getCellByPosition(2, 12).Value
    interestForExtraEveryYear = ws.getCellByPosition(2, 13).Value 
    If ws.getCellByPosition(2, 14).String = "SI" Then
    	reduceInTime = True
    Else
    	reduceInTime = False
    End If
    costPerMonth = ws.getCellByPosition(2, 37)
    totalPaidToBank = ws.getCellByPosition(2, 42)
    weHaveMortage = ws.getCellByPosition(2, 48)
    
    ' Set table location (row and column start positions)
    Dim tableRowStart As Integer
    Dim tableColumnStart As Integer
    tableRowStart = 2 ' Row 3 in 0-based index
    tableColumnStart = 4 ' Column E (4 in 0-based index)
    
	If weHaveMortage.String = "NO" Then
	    resultFill(0) = 0
	    resultFill(1) = 0
	    resultFill(2) = 0
	Else
	    resultFill = FillTable(totalYears, tableRowStart, tableColumnStart, costPerMonth, costInitialLoan, TIN, extraEveryYear, interestForExtraEveryYear, reduceInTime, ws)
    End If
    
    ClearTable(tableRowStart + resultFill(0), ws.Rows.Count - 1, tableColumnStart, ws)
    SetEstimatedYears(resultFill(0), totalYearsEstimated)
    SetTotalPaidToBank(costInitialLoan, resultFill(1), resultFill(2), insurance*totalYearsEstimated.Value, startingCosts, totalPaidToBank)
    
End Sub

Sub UpdateTableSavings
	Dim i As Integer
	Dim aux As Double
	
    Dim ws_mortage As Object
    Dim tableRowStartMortage As Integer
    Dim tableColumnStartMortage As Integer
    Dim yearsSaving As Double
    Dim paidYearly As Double
    Dim initialSavingsMonthly As Double
    Dim grossYearly As Double
    Dim increaseGrossYearly As Double
    Dim extraExceptions As Double
    Dim increaseExceptionsPercentage As Double
    Dim increaseSocialSecurityPercentage As Double    
    Dim fixExpenses As Double
    Dim increaseFixExpensesYearly As Double
    
    ws_mortage = ThisComponent.Sheets(0)
    tableRowStartMortage = 2
    tableColumnStartMortage = 4
    yearsSaving = ws_mortage.getCellByPosition(2, 44).Value
    initialQuota = ws_mortage.getCellByPosition(2, 37).Value
    paidYearly = ws_mortage.getCellByPosition(2, 12).Value
    grossYearly = ws_mortage.getCellByPosition(2, 3).Value
    increaseGrossYearly = ws_mortage.getCellByPosition(2, 4).Value
    extraExceptions = 0
    increaseExceptionsPercentage = 0
    increaseSocialSecurityPercentage = ws_mortage.getCellByPosition(2, 10).Value 
    fixExpenses = ws_mortage.getCellByPosition(2, 8).Value + ws_mortage.getCellByPosition(2, 9).Value
    increaseFixExpensesYearly = ws_mortage.getCellByPosition(2, 10).Value 
    
    Dim ws_savings As Object
    Dim tableRowStartSavings As Integer
    Dim tableColumnStartSavings As Integer
    Dim mortageQuota As Double
    Dim salaryNetMonthly As Double
    Dim allExpenses as Double
    
    ws_savings = ThisComponent.Sheets(1)
    tableRowStartSavings = 1 ' Row 3 in 0-based index
    tableColumnStartSavings = 1 ' Column B (1 in 0-based index)
    
    ClearTable(tableRowStartSavings, ws_savings.Rows.Count - 1, tableColumnStartSavings, ws_savings)
    
    For i = 1 To yearsSaving
    	mortageQuota = ws_mortage.getCellByPosition(tableColumnStartMortage + 1, tableRowStartMortage+(i-1)*12).Value
    	salaryNetMonthly = CalculateNetEarnMonthly(grossYearly, increaseGrossYearly, extraExceptions, increaseExceptionsPercentage, increaseSocialSecurityPercentage, i-1)
    	allExpenses = CalculateFixExpensesMonthly(fixExpenses + mortageQuota, increaseFixExpensesYearly, i-1)
    	ws_savings.getCellByPosition(tableColumnStartSavings, tableRowStartSavings + i).Value = i
    	ws_savings.getCellByPosition(tableColumnStartSavings + 1, tableRowStartSavings + i).Value = salaryNetMonthly
    	ws_savings.getCellByPosition(tableColumnStartSavings + 2, tableRowStartSavings + i).Value = allExpenses
    	ws_savings.getCellByPosition(tableColumnStartSavings + 3, tableRowStartSavings + i).Value = 12*(salaryNetMonthly-allExpenses)
    	ws_savings.getCellByPosition(tableColumnStartSavings + 4, tableRowStartSavings + i).Value = ws_savings.getCellByPosition(tableColumnStartSavings + 3, tableRowStartSavings + i).Value - paidYearly
    	ws_savings.getCellByPosition(tableColumnStartSavings + 5, tableRowStartSavings + i).Value = ws_savings.getCellByPosition(tableColumnStartSavings + 4, tableRowStartSavings + i).Value
    	If i &gt; 1 Then
    		ws_savings.getCellByPosition(tableColumnStartSavings + 5, tableRowStartSavings + i).Value = ws_savings.getCellByPosition(tableColumnStartSavings + 5, tableRowStartSavings + i).Value + ws_savings.getCellByPosition(tableColumnStartSavings + 5, tableRowStartSavings + i - 1).Value
    	End If
    Next i
    
End Sub


</script:module>
</file>

<file path=Basic/Standard/SheetFunctions.xml><?xml version="1.0" encoding="utf-8"?>
<!DOCTYPE module  PUBLIC '-//OpenOffice.org//DTD OfficeDocument 1.0//EN'  'module.dtd'>
<script:module xmlns:script="http://openoffice.org/2000/script" script:name="SheetFunctions" script:language="StarBasic">REM  *****  BASIC  *****

Function MinValue(val1 As Double, val2 As Double) As Double
    ' Return the minimum of the two values
    If val1 &lt; val2 Then
        MinValue = val1
    Else
        MinValue = val2
    End If
End Function

Function MaxValue(val1 As Double, val2 As Double) As Double
    ' Return the minimum of the two values
    If val1 &gt; val2 Then
        MaxValue = val1
    Else
        MaxValue = val2
    End If
End Function

Sub SetCellsToValue(ws as Object, columnStart As Integer, rowStart As Integer, columnEnd As Integer, rowEnd As Integer, value As Double)
    Dim i As Integer, j As Integer
    
    ' Loop through each cell in the range and set the value directly
    For i = rowStart To rowEnd
        For j = columnStart To columnEnd
            ws.getCellByPosition(j, i).Value = value ' Set each cell to the given value
        Next j
    Next i
End Sub
</script:module>
</file>

<file path=Basic/Standard/TableFunctions.xml><?xml version="1.0" encoding="utf-8"?>
<!DOCTYPE module  PUBLIC '-//OpenOffice.org//DTD OfficeDocument 1.0//EN'  'module.dtd'>
<script:module xmlns:script="http://openoffice.org/2000/script" script:name="TableFunctions" script:language="StarBasic">REM  *****  BASIC  *****

Sub ClearTable(startingRow as Long, endRow as Long, column as Integer, ws As Object)
    Dim cellRange As Object
    Dim totalRows As Long
    totalRows = ws.Rows.Count ' Get the total number of rows in the worksheet

    ' Validate startingRow and endRow
    If startingRow &lt; 0 Or startingRow &gt;= totalRows Then
        MsgBox "Starting row is out of bounds. Please provide a valid starting row."
        Exit Sub
    End If

    If endRow &lt; 0 Or endRow &gt;= totalRows Then
        MsgBox "Ending row is out of bounds. Please provide a valid ending row."
        Exit Sub
    End If

    If startingRow &gt; endRow Then
        MsgBox "Starting row cannot be greater than ending row."
        Exit Sub
    End If
    cellRange = ws.getCellRangeByPosition(column, startingRow, column+5, endRow) ' (Column, StartRow, Column, EndRow)

    ' Clear the contents of the specified range
    cellRange.clearContents(1) ' 1 indicates clear contents (including numbers, strings, dates, etc.)
End Sub

Function FillTable(totalYears as Object, tableRowStart as Integer, tableColumnStart as Integer, costPerMonth as Object, costInitialLoan as Double, TIN as Double, extraEveryYear as Double, interestForExtraEveryYear as Double, reduceTime as Boolean, ws as Object) As Variant
    ' Auxiliary variables
    Dim i As Integer
    Dim numMonths As Integer
    Dim monthsLeft As Integer
    Dim currentRow As Integer
    Dim previousRow As Integer
    Dim principalAmount As Double
    Dim quota As Double
    Dim extra as Double
    Dim acumulatedInterestLoan As Double
    Dim acumulatedInterestExtra As Double
    Dim TINByMonth As Double
    Dim lastPay As Double
    Dim returnValues(2) As Variant
    Dim currentYear As Integer
        
    ' Calculate the number of months (rounded total years * 12)
    numMonths = CLng(totalYears.Value) * 12
    monthsLeft = numMonths
    currentYear = 0
    principalAmount = costInitialLoan
    TINByMonth = TIN / 12
    quota =  calculateMonthlyQuotaGeneral(principalAmount, TINByMonth, numMonths)
    acumulatedInterestLoan = 0
    acumulatedInterestExtra = 0
    interestForExtraEveryYear = MinValue(interestForExtraEveryYear, 0.02) ' Max by Law 2% first 10 years
    
    For i = 1 To numMonths
    	currentRow = tableRowStart + i - 1
    	previousRow = tableRowStart + i - 2
    	monthsLeft = monthsLeft - 1
    	
		setMonthNum(tableColumnStart, currentRow, i, ws)
		setQuota(tableColumnStart, currentRow, quota, ws)
 		acumulatedInterestLoan = acumulatedInterestLoan + setInterest(tableColumnStart, currentRow, principalAmount, TINByMonth, ws)
 		setMonthlyPaidWithoutInterests(tableColumnStart, currentRow, ws) ' (Capital amortizado)
  		setTotalPaidWithoutInterests(i, tableColumnStart, currentRow, previousRow, extra, ws) ' (Capital amortizado)
 		lastPay = NeedsToPay(tableColumnStart, currentRow, previousRow, costInitialLoan, ws)
 		
 		If lastPay &lt;= 0.01 Then
 			Exit For
 		End If

		principalAmount = lastPay 

    	If ((i Mod 12 = 0) AND (extraEveryYear&gt;0)) Then
    		currentYear = currentYear + 1
    		If (currentYear = 10) Then
    			interestForExtraEveryYear = MinValue(interestForExtraEveryYear, 0.015) ' Max per law 1.5 after 10th year
    		End If
    		extra = extraEveryYear*(1-interestForExtraEveryYear)
    		acumulatedInterestExtra = acumulatedInterestExtra + extraEveryYear*interestForExtraEveryYear
    		values = PayBeforeTime(principalAmount, extra, quota, TINByMonth, numMonths - i, numMonths, reduceTime, ws)
    		principalAmount = values(0)
    		quota = values(1)
    		monthsLeft = values(2)
    	Else
    		extra = 0
    	End If
    	
    	If monthsLeft &lt;= 0 Then
    		FillTable = i
    	End If

    Next i
    returnValues(0) = i
    returnValues(1) = acumulatedInterestLoan
    returnValues(2) = acumulatedInterestExtra
    FillTable = returnValues
End Function

Function calculateMonthlyQuotaNext(principalAmount As Double, TINByMonth as Double) As Double
	calculateMonthlyQuotaNext = principalAmount * TINByMonth
End Function

Function calculateMonthlyQuotaGeneral(principalAmount As Double, TINByMonth as Double, months as Integer) As Double
	Dim aux as Double
	
	aux = (1+TINByMonth)^months
	
	calculateMonthlyQuotaGeneral = principalAmount * TINByMonth * aux / (aux - 1)
End Function

Sub setMonthNum(tableColumnStart As Integer, currentRow As Integer, month as Integer, ws as Object)
	ws.getCellByPosition(tableColumnStart, currentRow).Value = month
End Sub

Sub setQuota(tableColumnStart As Integer, currentRow As Integer, quota as Double, ws as Object)
	ws.getCellByPosition(tableColumnStart + 1, currentRow).Value = quota
End Sub

Function setInterest(tableColumnStart As Integer, currentRow As Integer, principalAmount as Double, TINByMonth as Double, ws as Object) As Double
	'Dim remainingBalanceAferMonthN As Double
	'Dim aux as Double
	
	'aux = (1+TINByMonth)^(month-1)
	
	'remainingBalanceAferMonthN = principalAmount*aux - monthlyCost*(aux-1)/TINByMonth
	'interest = remainingBalanceAferMonthN * TINByMonth
	setInterest = calculateMonthlyQuotaNext(principalAmount, TINByMonth)
	ws.getCellByPosition(tableColumnStart + 2, currentRow).Value = setInterest
End Function

Sub setMonthlyPaidWithoutInterests(tableColumnStart As Integer, currentRow As Integer, ws as Object)
	ws.getCellByPosition(tableColumnStart + 3, currentRow).Value = ws.getCellByPosition(tableColumnStart + 1, currentRow).Value - ws.getCellByPosition(tableColumnStart + 2, currentRow).Value
End Sub

Sub setTotalPaidWithoutInterests(rowAsIndex As Integer, tableColumnStart As Integer, currentRow As Integer, previousRow as Integer, extra as Double, ws as Object)
	Dim lastToPay as Double

	If rowAsIndex = 0 Then
		lastToPay = 0
 	Else
 		lastToPay = ws.getCellByPosition(tableColumnStart+4, previousRow).Value ' previous Row value
  	End If	        
  	
	ws.getCellByPosition(tableColumnStart + 4, currentRow).Value = lastToPay + ws.getCellByPosition(tableColumnStart + 3, currentRow).Value + extra
	
End Sub

Function NeedsToPay(tableColumnStart As Integer, currentRow As Integer, previousRow As Integer, costInitialLoan As Double, ws As Object) As Double
	Dim toPay As Double
	
	NeedsToPay = costInitialLoan - ws.getCellByPosition(tableColumnStart + 4, currentRow).Value
	If NeedsToPay &lt; 0 Then
		' Total paid must be initial 
		ws.getCellByPosition(tableColumnStart + 4, currentRow).Value = costInitialLoan
		
		' Last month is 0 left
		ws.getCellByPosition(tableColumnStart + 5, currentRow).Value = 0
		
		' Paid
		toPay = ws.getCellByPosition(tableColumnStart + 4, currentRow).Value - ws.getCellByPosition(tableColumnStart + 4, previousRow).Value
		
		setQuota(tableColumnStart, currentRow, toPay, ws)
		setMonthlyPaidWithoutInterests(tableColumnStart, currentRow, ws)
	Else
	  	ws.getCellByPosition(tableColumnStart + 5, currentRow).Value = NeedsToPay
	End If
End Function	

Function PayBeforeTime(previousPrincipalAmount as Double, extraEveryYear As Double, currentQuota As Double, TINByMonth as Double, monthsLeft As Double, currentPeriod as Integer, reduceTime As Boolean, ws As Object) As Variant
	Dim results(2) As Variant
	Dim resultsNewMonth(1) As Variant
	' 0 - New Principal Amount, 1 - new quota, 2 - new total months left
	
	results(0) = previousPrincipalAmount - extraEveryYear
	
	If reduceTime Then
		' Reduce time to pay
		resultsNewMonth =  calculateNewNumberMonths(results(0), currentQuota, TINByMonth, currentPeriod)
		results(1) = resultsNewMonth(0)
		results(2) = resultsNewMonth(1)
	Else
		' Reduce quantity to pay every month
		results(1) = calculateMonthlyQuotaGeneral(results(0), TINByMonth, monthsLeft)
		results(2) = monthsLeft
	End If

	PayBeforeTime = results
End Function

Function calculateNewNumberMonths(principalAmount As Double, quota As Double, TINByMonth as Double, currentPeriod as Integer) As Variant

    Dim newPeriod As Integer
    Dim estimatedQuota As Double
    Dim currentError As Double
    Dim maxError As Double
    Dim maxIterations As Integer
    Dim iter As Integer
    Dim previousError As Double
    Dim results(1) As Variant

    newPeriod = currentPeriod
    maxError = 0.01
    maxIterations = 1000
    iter = 0
   	results(0) = quota
   	results(1) = newPeriod
   	previousError = 99999999999

    Do While newPeriod &gt; 1
        estimatedQuota = calculateMonthlyQuotaGeneral(principalAmount, TINByMonth, newPeriod)
        If newPeriod = currentPeriod Then
		   	previousEstimation = estimatedQuota
		End If
		currentError = Abs(estimatedQuota - quota)

        If (currentError &lt;= maxError) Then
        	results(0) = estimatedQuota
        	results(1) = newPeriod
            Exit Do
        ElseIf ((currentError &gt; maxError) AND (currentError&gt;previousError)) Then
        	results(0) = calculateMonthlyQuotaGeneral(principalAmount, TINByMonth, newPeriod+1)
        	results(1) = newPeriod+1
            Exit Do        
        End If
        

        newPeriod = newPeriod - 1
        iter = iter + 1
        
        If iter &gt; maxIterations Then
            MsgBox "We couldn't find the new period after maximum iterations reached!"
            Exit Do
        End If
        previousError = currentError
    Loop

	calculateNewNumberMonths = resul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lumnFunctions"/>
  <library:element library:name="Excel"/>
  <library:element library:name="Module1"/>
  <library:element library:name="SheetFunctions"/>
  <library:element library:name="TableFunc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